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400000082C7425DFC4050201C.png" manifest:media-type="image/png"/>
  <manifest:file-entry manifest:full-path="Pictures/1000020100000285000000916A88D5E56316DC68.png" manifest:media-type="image/png"/>
  <manifest:file-entry manifest:full-path="Pictures/1000020100000363000000A0457CE7F4C425B7E9.png" manifest:media-type="image/png"/>
  <manifest:file-entry manifest:full-path="Pictures/1000020100000147000000A094E27AD27CF78184.png" manifest:media-type="image/png"/>
  <manifest:file-entry manifest:full-path="Pictures/10000201000000AA0000005D7B3EF45A04BE73D1.png" manifest:media-type="image/png"/>
  <manifest:file-entry manifest:full-path="Pictures/100002010000016C000000A0BB72020C2D4CF17F.png" manifest:media-type="image/png"/>
  <manifest:file-entry manifest:full-path="Pictures/10000201000000E900000091D00F3C88F6E18B8C.png" manifest:media-type="image/png"/>
  <manifest:file-entry manifest:full-path="Pictures/10000201000000860000006D24D0E90DCA093A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marker-start="" draw:fill="solid" draw:fill-color="#ffffff" draw:textarea-horizontal-align="justify" draw:textarea-vertical-align="middle" draw:auto-grow-height="false" fo:min-height="14.25cm" fo:min-width="19.1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draw:marker-start-width="0.242cm" draw:marker-end-width="0.242cm" draw:fill="solid" draw:fill-color="#ffffff" draw:textarea-horizontal-align="justify" draw:textarea-vertical-align="middle" draw:auto-grow-height="false" fo:min-height="3.454cm" fo:min-width="0.535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0.093cm" fo:min-width="0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0.092cm" fo:min-width="0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53cm" svg:stroke-color="#d95f02" draw:marker-start-width="0.279cm" draw:marker-end-width="0.279cm" draw:textarea-horizontal-align="justify" draw:textarea-vertical-align="middle" draw:auto-grow-height="false" fo:min-height="6.851cm" fo:min-width="10.572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3.901cm"/>
      <style:paragraph-properties style:writing-mode="lr-tb"/>
    </style:style>
    <style:style style:name="gr10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0.093cm" fo:min-width="0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889cm"/>
      <style:paragraph-properties style:writing-mode="lr-tb"/>
    </style:style>
    <style:style style:name="gr12" style:family="graphic" style:parent-style-name="standard">
      <style:graphic-properties svg:stroke-width="0.053cm" svg:stroke-color="#7570b3" draw:marker-start-width="0.279cm" draw:marker-end-width="0.279cm" draw:textarea-horizontal-align="justify" draw:textarea-vertical-align="middle" draw:auto-grow-height="false" fo:min-height="10.098cm" fo:min-width="8.86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e7298a" draw:marker-start-width="0.279cm" draw:marker-end-width="0.279cm" draw:textarea-horizontal-align="justify" draw:textarea-vertical-align="middle" draw:auto-grow-height="false" fo:min-height="10.146cm" fo:min-width="13.948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2.889cm"/>
      <style:paragraph-properties style:writing-mode="lr-tb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objectwithoutfill">
      <style:graphic-properties draw:stroke="solid"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028cm" draw:marker-start="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draw:marker-start-width="0.242cm" draw:marker-end-width="0.242cm" draw:fill="solid" draw:fill-color="#ffffff" draw:textarea-horizontal-align="justify" draw:textarea-vertical-align="middle" draw:auto-grow-height="false" fo:min-height="4.449cm" fo:min-width="0.078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draw:marker-start-width="0.242cm" draw:marker-end-width="0.242cm" draw:fill="solid" draw:fill-color="#ffffff" draw:textarea-horizontal-align="justify" draw:textarea-vertical-align="middle" draw:auto-grow-height="false" fo:min-height="0.064cm" fo:min-width="0cm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draw:marker-start-width="0.242cm" draw:marker-end-width="0.242cm" draw:fill="solid" draw:fill-color="#ffffff" draw:textarea-horizontal-align="justify" draw:textarea-vertical-align="middle" draw:auto-grow-height="false" fo:min-height="0.092cm" fo:min-width="0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draw:marker-start-width="0.242cm" draw:marker-end-width="0.242cm" draw:fill="solid" draw:fill-color="#ffffff" draw:textarea-horizontal-align="justify" draw:textarea-vertical-align="middle" draw:auto-grow-height="false" fo:min-height="0.093cm" fo:min-width="0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1.7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d95f02" fo:font-size="10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7570b3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e7298a" fo:font-size="10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000000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d95f02" fo:font-size="10pt" fo:font-weight="bold" style:font-weight-asian="bold" style:font-weight-complex="bold"/>
    </style:style>
    <style:style style:name="T2" style:family="text">
      <style:text-properties fo:color="#7570b3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e7298a" fo:font-size="10pt" fo:font-weight="bold" style:font-weight-asian="bold" style:font-weight-complex="bold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ulti-step procedure" draw:style-name="dp1" draw:master-page-name="Default">
        <draw:custom-shape draw:style-name="gr1" draw:text-style-name="P1" draw:layer="layout" svg:width="19.6cm" svg:height="14.5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cm" svg:y1="6cm" svg:x2="9.9cm" svg:y2="5.6cm">
          <text:p/>
        </draw:line>
        <draw:line draw:style-name="gr3" draw:text-style-name="P3" draw:layer="layout" svg:x1="7.7cm" svg:y1="6.7cm" svg:x2="14.8cm" svg:y2="6.7cm">
          <text:p/>
        </draw:line>
        <draw:custom-shape draw:style-name="gr4" draw:text-style-name="P1" draw:layer="layout" svg:width="1.035cm" svg:height="3.704cm" draw:transform="skewX (0.79709186938581) rotate (0.796742803535412) translate (8.858cm 6.59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83cm" svg:height="0.483cm" svg:x="7.287cm" svg:y="8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83cm" svg:height="0.484cm" svg:x="7.289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83cm" svg:height="0.483cm" svg:x="7.29cm" svg:y="9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7.77cm" svg:y1="9.597cm" svg:x2="8.857cm" svg:y2="9.597cm">
          <text:p/>
        </draw:line>
        <draw:line draw:style-name="gr7" draw:text-style-name="P3" draw:layer="layout" svg:x1="7.77cm" svg:y1="8.993cm" svg:x2="8.857cm" svg:y2="8.993cm">
          <text:p/>
        </draw:line>
        <draw:custom-shape draw:style-name="gr8" draw:text-style-name="P4" draw:layer="layout" svg:width="11.1cm" svg:height="7.129cm" svg:x="2.5cm" svg:y="5.12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401cm" svg:height="0.779cm" svg:x="2.299cm" svg:y="4.6cm">
          <draw:text-box>
            <text:p><text:span text:style-name="T1">MODEL B</text:span></text:p>
          </draw:text-box>
        </draw:frame>
        <draw:custom-shape draw:style-name="gr10" draw:text-style-name="P2" draw:layer="layout" svg:width="0.483cm" svg:height="0.483cm" svg:x="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716cm" svg:y1="8.993cm" svg:x2="9cm" svg:y2="13cm">
          <text:p/>
        </draw:line>
        <draw:frame draw:style-name="gr11" draw:text-style-name="P6" draw:layer="layout" svg:width="3.389cm" svg:height="1.013cm" svg:x="4.7cm" svg:y="3.4cm">
          <draw:text-box>
            <text:p><text:span text:style-name="T2">MODEL C</text:span></text:p>
          </draw:text-box>
        </draw:frame>
        <draw:custom-shape draw:style-name="gr12" draw:text-style-name="P4" draw:layer="layout" svg:width="9.4cm" svg:height="10.382cm" svg:x="4.9cm" svg:y="3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4.5cm" svg:height="10.448cm" svg:x="4.7cm" svg:y="2.952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389cm" svg:height="1.014cm" svg:x="4.511cm" svg:y="2.4cm">
          <draw:text-box>
            <text:p><text:span text:style-name="T3">MODEL D</text:span></text:p>
          </draw:text-box>
        </draw:frame>
        <draw:line draw:style-name="gr7" draw:text-style-name="P3" draw:layer="layout" svg:x1="7.77cm" svg:y1="8.389cm" svg:x2="8.857cm" svg:y2="8.389cm">
          <text:p/>
        </draw:line>
        <draw:line draw:style-name="gr15" draw:text-style-name="P3" draw:layer="layout" svg:x1="15.29cm" svg:y1="7.301cm" svg:x2="16.498cm" svg:y2="7.301cm">
          <text:p/>
        </draw:line>
        <draw:line draw:style-name="gr15" draw:text-style-name="P3" draw:layer="layout" svg:x1="15.29cm" svg:y1="6.697cm" svg:x2="16.498cm" svg:y2="6.697cm">
          <text:p/>
        </draw:line>
        <draw:line draw:style-name="gr15" draw:text-style-name="P3" draw:layer="layout" svg:x1="15.29cm" svg:y1="6.093cm" svg:x2="16.498cm" svg:y2="6.093cm">
          <text:p/>
        </draw:line>
        <draw:line draw:style-name="gr7" draw:text-style-name="P3" draw:layer="layout" svg:x1="15.29cm" svg:y1="7.301cm" svg:x2="16.498cm" svg:y2="7.301cm">
          <text:p/>
        </draw:line>
        <draw:line draw:style-name="gr7" draw:text-style-name="P3" draw:layer="layout" svg:x1="15.29cm" svg:y1="6.697cm" svg:x2="16.498cm" svg:y2="6.697cm">
          <text:p/>
        </draw:line>
        <draw:line draw:style-name="gr7" draw:text-style-name="P3" draw:layer="layout" svg:x1="15.29cm" svg:y1="6.093cm" svg:x2="16.498cm" svg:y2="6.093cm">
          <text:p/>
        </draw:line>
        <draw:line draw:style-name="gr7" draw:text-style-name="P3" draw:layer="layout" svg:x1="15.29cm" svg:y1="8.951cm" svg:x2="16.498cm" svg:y2="8.951cm">
          <text:p/>
        </draw:line>
        <draw:custom-shape draw:style-name="gr6" draw:text-style-name="P4" draw:layer="layout" svg:width="0.484cm" svg:height="0.484cm" svg:x="17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2.72cm" svg:y1="9.355cm" svg:x2="12.72cm" svg:y2="10.442cm">
          <text:p/>
        </draw:line>
        <draw:custom-shape draw:style-name="gr5" draw:text-style-name="P4" draw:layer="layout" svg:width="0.483cm" svg:height="0.483cm" svg:x="9.008cm" svg:y="13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0.466cm" svg:height="0.378cm" svg:x="5.13cm" svg:y="8.751cm">
          <draw:image xlink:href="Pictures/10000201000000860000006D24D0E90DCA093A29.png" xlink:type="simple" xlink:show="embed" xlink:actuate="onLoad" loext:mime-type="image/png">
            <text:p/>
          </draw:image>
        </draw:frame>
        <draw:line draw:style-name="gr18" draw:text-style-name="P3" draw:layer="layout" svg:x1="5.716cm" svg:y1="8.993cm" svg:x2="7.287cm" svg:y2="8.389cm">
          <text:p/>
        </draw:line>
        <draw:line draw:style-name="gr18" draw:text-style-name="P3" draw:layer="layout" svg:x1="5.716cm" svg:y1="8.993cm" svg:x2="7.287cm" svg:y2="8.993cm">
          <text:p/>
        </draw:line>
        <draw:line draw:style-name="gr18" draw:text-style-name="P3" draw:layer="layout" svg:x1="5.716cm" svg:y1="8.993cm" svg:x2="7.287cm" svg:y2="9.597cm">
          <text:p/>
        </draw:line>
        <draw:frame draw:style-name="gr17" draw:text-style-name="P2" draw:layer="layout" svg:width="0.7cm" svg:height="0.436cm" svg:x="9.8cm" svg:y="12.744cm">
          <draw:image xlink:href="Pictures/10000201000000E900000091D00F3C88F6E18B8C.png" xlink:type="simple" xlink:show="embed" xlink:actuate="onLoad" loext:mime-type="image/png">
            <text:p/>
          </draw:image>
        </draw:frame>
        <draw:frame draw:style-name="gr17" draw:text-style-name="P2" draw:layer="layout" svg:width="0.548cm" svg:height="0.3cm" svg:x="9.652cm" svg:y="13.7cm">
          <draw:image xlink:href="Pictures/10000201000000AA0000005D7B3EF45A04BE73D1.png" xlink:type="simple" xlink:show="embed" xlink:actuate="onLoad" loext:mime-type="image/png">
            <text:p/>
          </draw:image>
        </draw:frame>
        <draw:line draw:style-name="gr3" draw:text-style-name="P3" draw:layer="layout" svg:x1="5.716cm" svg:y1="8.994cm" svg:x2="9cm" svg:y2="13.8cm">
          <text:p/>
        </draw:line>
        <draw:line draw:style-name="gr18" draw:text-style-name="P3" draw:layer="layout" svg:x1="5.717cm" svg:y1="8.993cm" svg:x2="7.7cm" svg:y2="6.7cm">
          <text:p/>
        </draw:line>
        <draw:line draw:style-name="gr7" draw:text-style-name="P3" draw:layer="layout" svg:x1="9.5cm" svg:y1="13.1cm" svg:x2="11.3cm" svg:y2="9cm">
          <text:p/>
        </draw:line>
        <draw:line draw:style-name="gr7" draw:text-style-name="P3" draw:layer="layout" svg:x1="9.5cm" svg:y1="13.8cm" svg:x2="11.3cm" svg:y2="9cm">
          <text:p/>
        </draw:line>
        <draw:line draw:style-name="gr18" draw:text-style-name="P3" draw:layer="layout" svg:x1="13.3cm" svg:y1="6.704cm" svg:x2="14.871cm" svg:y2="6.1cm">
          <text:p/>
        </draw:line>
        <draw:line draw:style-name="gr18" draw:text-style-name="P3" draw:layer="layout" svg:x1="13.3cm" svg:y1="6.704cm" svg:x2="14.871cm" svg:y2="6.704cm">
          <text:p/>
        </draw:line>
        <draw:line draw:style-name="gr18" draw:text-style-name="P3" draw:layer="layout" svg:x1="13.3cm" svg:y1="6.704cm" svg:x2="14.871cm" svg:y2="7.308cm">
          <text:p/>
        </draw:line>
        <draw:custom-shape draw:style-name="gr19" draw:text-style-name="P1" draw:layer="layout" svg:width="0.606cm" svg:height="4.727cm" draw:transform="skewX (0.79709186938581) rotate (0.796742803535412) translate (16.3cm 3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483cm" svg:height="0.484cm" svg:x="11.271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6.5cm" svg:y1="6.7cm" svg:x2="17.5cm" svg:y2="6.7cm">
          <text:p/>
        </draw:line>
        <draw:custom-shape draw:style-name="gr21" draw:text-style-name="P1" draw:layer="layout" svg:width="0.484cm" svg:height="0.484cm" svg:x="14.806cm" svg:y="5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84cm" svg:height="0.483cm" svg:x="14.80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83cm" svg:height="0.485cm" svg:x="14.81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297cm" svg:height="0.57cm" svg:x="11.9cm" svg:y="8.73cm">
          <draw:image xlink:href="Pictures/100002010000016C000000A0BB72020C2D4CF17F.png" xlink:type="simple" xlink:show="embed" xlink:actuate="onLoad" loext:mime-type="image/png">
            <text:p/>
          </draw:image>
        </draw:frame>
        <draw:frame draw:style-name="gr17" draw:text-style-name="P2" draw:layer="layout" svg:width="1.219cm" svg:height="0.596cm" svg:x="12cm" svg:y="10.553cm">
          <draw:image xlink:href="Pictures/1000020100000147000000A094E27AD27CF78184.png" xlink:type="simple" xlink:show="embed" xlink:actuate="onLoad" loext:mime-type="image/png">
            <text:p/>
          </draw:image>
        </draw:frame>
        <draw:line draw:style-name="gr7" draw:text-style-name="P3" draw:layer="layout" svg:x1="13.4cm" svg:y1="9cm" svg:x2="14.876cm" svg:y2="9.007cm">
          <text:p/>
        </draw:line>
        <draw:custom-shape draw:style-name="gr21" draw:text-style-name="P1" draw:layer="layout" svg:width="0.484cm" svg:height="0.484cm" svg:x="14.816cm" svg:y="8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2.92cm" svg:height="0.539cm" draw:transform="rotate (1.5707963267949) translate (18.161cm 8.1cm)">
          <draw:image xlink:href="Pictures/1000020100000363000000A0457CE7F4C425B7E9.png" xlink:type="simple" xlink:show="embed" xlink:actuate="onLoad" loext:mime-type="image/png">
            <text:p/>
          </draw:image>
        </draw:frame>
        <draw:frame draw:style-name="gr17" draw:text-style-name="P2" draw:layer="layout" svg:width="1.779cm" svg:height="0.4cm" svg:x="2.7cm" svg:y="5.4cm">
          <draw:image xlink:href="Pictures/1000020100000285000000916A88D5E56316DC68.png" xlink:type="simple" xlink:show="embed" xlink:actuate="onLoad" loext:mime-type="image/png">
            <text:p/>
          </draw:image>
        </draw:frame>
        <draw:frame draw:style-name="gr17" draw:text-style-name="P2" draw:layer="layout" svg:width="1.785cm" svg:height="0.4cm" svg:x="2.715cm" svg:y="5.9cm">
          <draw:image xlink:href="Pictures/100002010000024400000082C7425DFC4050201C.png" xlink:type="simple" xlink:show="embed" xlink:actuate="onLoad" loext:mime-type="image/png">
            <text:p/>
          </draw:image>
        </draw:frame>
        <draw:line draw:style-name="gr2" draw:text-style-name="P2" draw:layer="layout" svg:x1="9.7cm" svg:y1="6.1cm" svg:x2="9.9cm" svg:y2="5.6cm">
          <text:p/>
        </draw:line>
        <draw:frame draw:style-name="gr23" draw:text-style-name="P8" draw:layer="layout" svg:width="2.2cm" svg:height="0.714cm" svg:x="9.7cm" svg:y="5.186cm">
          <draw:text-box>
            <text:p><text:span text:style-name="T4">dense 512</text:span></text:p>
          </draw:text-box>
        </draw:frame>
        <draw:line draw:style-name="gr2" draw:text-style-name="P2" draw:layer="layout" svg:x1="10cm" svg:y1="6.2cm" svg:x2="9.9cm" svg:y2="5.6cm">
          <text:p/>
        </draw:line>
        <draw:custom-shape draw:style-name="gr4" draw:text-style-name="P1" draw:layer="layout" svg:width="1.035cm" svg:height="3.704cm" draw:transform="skewX (0.79709186938581) rotate (0.796742803535412) translate (9.101cm 6.59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35cm" svg:height="3.704cm" draw:transform="skewX (0.79709186938581) rotate (0.796742803535412) translate (9.342cm 6.591cm)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2.2cm" svg:height="0.714cm" svg:x="16.3cm" svg:y="10.286cm">
          <draw:text-box>
            <text:p><text:span text:style-name="T4">dense 1024</text:span></text:p>
          </draw:text-box>
        </draw:frame>
        <draw:line draw:style-name="gr2" draw:text-style-name="P2" draw:layer="layout" svg:x1="16.5cm" svg:y1="10.5cm" svg:x2="16.4cm" svg:y2="9.9cm">
          <text:p/>
        </draw:line>
        <draw:line draw:style-name="gr7" draw:text-style-name="P3" draw:layer="layout" svg:x1="9.7cm" svg:y1="9cm" svg:x2="11.3cm" svg:y2="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7:40:57.794114595</meta:creation-date>
    <dc:date>2022-12-02T14:45:30.183656833</dc:date>
    <meta:editing-duration>PT1H45M38S</meta:editing-duration>
    <meta:editing-cycles>45</meta:editing-cycles>
    <meta:generator>LibreOffice/6.4.7.2$Linux_X86_64 LibreOffice_project/40$Build-2</meta:generator>
    <meta:document-statistic meta:object-count="62"/>
  </office:meta>
</office:document-meta>
</file>